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alpaca-nativ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py_20_of_20_Precurso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rst Order  (alpaca-native)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total effects</text:p>
          </table:table-cell>
          <table:table-cell table:style-name="ce1" office:value-type="string" calcext:value-type="string">
            <text:p>recalled effects</text:p>
          </table:table-cell>
          <table:table-cell table:style-name="ce4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rime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94" calcext:value-type="float">
            <text:p>94</text:p>
          </table:table-cell>
          <table:table-cell table:style-name="ce5" table:formula="of:=([.C2]/[.B2])*100" office:value-type="float" office:value="90.3846153846154" calcext:value-type="float">
            <text:p>90.384615384615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alcoholism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98" calcext:value-type="float">
            <text:p>98</text:p>
          </table:table-cell>
          <table:table-cell table:style-name="ce5" table:formula="of:=([.C3]/[.B3])*100" office:value-type="float" office:value="80.327868852459" calcext:value-type="float">
            <text:p>80.32786885245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errorism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44" calcext:value-type="float">
            <text:p>44</text:p>
          </table:table-cell>
          <table:table-cell table:style-name="ce5" table:formula="of:=([.C4]/[.B4])*100" office:value-type="float" office:value="89.795918367347" calcext:value-type="float">
            <text:p>89.79591836734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llution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34" calcext:value-type="float">
            <text:p>134</text:p>
          </table:table-cell>
          <table:table-cell table:style-name="ce5" table:formula="of:=([.C5]/[.B5])*100" office:value-type="float" office:value="97.1014492753623" calcext:value-type="float">
            <text:p>97.101449275362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pita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36" calcext:value-type="float">
            <text:p>36</text:p>
          </table:table-cell>
          <table:table-cell table:style-name="ce5" table:formula="of:=([.C6]/[.B6])*100" office:value-type="float" office:value="85.7142857142857" calcext:value-type="float">
            <text:p>85.714285714285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lavery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7" calcext:value-type="float">
            <text:p>27</text:p>
          </table:table-cell>
          <table:table-cell table:style-name="ce5" table:formula="of:=([.C7]/[.B7])*100" office:value-type="float" office:value="87.0967741935484" calcext:value-type="float">
            <text:p>87.096774193548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ea level rise</text:p>
          </table:table-cell>
          <table:table-cell table:number-columns-repeated="2" table:style-name="ce19" office:value-type="float" office:value="26" calcext:value-type="float">
            <text:p>26</text:p>
          </table:table-cell>
          <table:table-cell table:style-name="ce5" table:formula="of:=([.C8]/[.B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ostitution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4" calcext:value-type="float">
            <text:p>24</text:p>
          </table:table-cell>
          <table:table-cell table:style-name="ce5" table:formula="of:=([.C9]/[.B9])*100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trol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10]/[.B1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rnography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" calcext:value-type="float">
            <text:p>13</text:p>
          </table:table-cell>
          <table:table-cell table:style-name="ce5" table:formula="of:=([.C11]/[.B11])*100" office:value-type="float" office:value="68.421052631579" calcext:value-type="float">
            <text:p>68.42105263157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x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8" calcext:value-type="float">
            <text:p>28</text:p>
          </table:table-cell>
          <table:table-cell table:style-name="ce5" table:formula="of:=([.C12]/[.B12])*100" office:value-type="float" office:value="93.3333333333333" calcext:value-type="float">
            <text:p>9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ubluxation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13]/[.B1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llegal drug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4]/[.B14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ruth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5" table:formula="of:=([.C15]/[.B1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formula="of:=([.C16]/[.B16])*100" office:value-type="float" office:value="88.8888888888889" calcext:value-type="float">
            <text:p>88.888888888888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iberalism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9" calcext:value-type="float">
            <text:p>9</text:p>
          </table:table-cell>
          <table:table-cell table:style-name="ce5" table:formula="of:=([.C17]/[.B17])*100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lato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formula="of:=([.C18]/[.B18])*100" office:value-type="float" office:value="85.7142857142857" calcext:value-type="float">
            <text:p>85.714285714285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il drilling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5" table:formula="of:=([.C19]/[.B1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astern orthodoxy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20]/[.B2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lk rad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nsorship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4" calcext:value-type="float">
            <text:p>24</text:p>
          </table:table-cell>
          <table:table-cell table:style-name="ce5" table:formula="of:=([.C22]/[.B22])*100" office:value-type="float" office:value="92.3076923076923" calcext:value-type="float">
            <text:p>92.307692307692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lympic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23]/[.B23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ltic revival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24]/[.B2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lack pow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25]/[.B2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ssil fue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26]/[.B2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ka gakkai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27]/[.B2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judas iscariot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28]/[.B2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29]/[.B29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ikipedi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([.C30]/[.B30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fractional reserve bankin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formula="of:=([.C31]/[.B31])*100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esport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32]/[.B3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ison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33]/[.B3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utoerotic asphyxia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34]/[.B3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35]/[.B3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ullfighti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36]/[.B3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ascis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37]/[.B37])*100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pus de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igmund freu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39]/[.B3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depleted uraniu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0]/[.B4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919 world serie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1]/[.B4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dophili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ormonis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3]/[.B4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4]/[.B4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orld war i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45]/[.B4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istoricity of jesu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6]/[.B4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crate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rl ju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8]/[.B4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rnica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49]/[.B4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yspac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51]/[.B5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enatal care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52]/[.B5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glyphosate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53]/[.B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7" table:number-columns-repeated="3"/>
          <table:table-cell table:style-name="ce5" table:formula="of:=AVERAGE([.D2:.D53])" office:value-type="float" office:value="80.8478108589115" calcext:value-type="float">
            <text:p>80.847810858911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rime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71" calcext:value-type="float">
            <text:p>71</text:p>
          </table:table-cell>
          <table:table-cell table:style-name="ce5" table:formula="of:=([.C55]/[.B55])*100" office:value-type="float" office:value="68.2692307692308" calcext:value-type="float">
            <text:p>68.2692307692308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alcoholism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92" calcext:value-type="float">
            <text:p>92</text:p>
          </table:table-cell>
          <table:table-cell table:style-name="ce5" table:formula="of:=([.C56]/[.B56])*100" office:value-type="float" office:value="75.4098360655738" calcext:value-type="float">
            <text:p>75.4098360655738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errorism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4" calcext:value-type="float">
            <text:p>34</text:p>
          </table:table-cell>
          <table:table-cell table:style-name="ce5" table:formula="of:=([.C57]/[.B57])*100" office:value-type="float" office:value="69.3877551020408" calcext:value-type="float">
            <text:p>69.3877551020408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llution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30" calcext:value-type="float">
            <text:p>130</text:p>
          </table:table-cell>
          <table:table-cell table:style-name="ce5" table:formula="of:=([.C58]/[.B58])*100" office:value-type="float" office:value="94.2028985507247" calcext:value-type="float">
            <text:p>94.202898550724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pita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9" calcext:value-type="float">
            <text:p>29</text:p>
          </table:table-cell>
          <table:table-cell table:style-name="ce5" table:formula="of:=([.C59]/[.B59])*100" office:value-type="float" office:value="69.0476190476191" calcext:value-type="float">
            <text:p>69.047619047619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lavery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1" calcext:value-type="float">
            <text:p>21</text:p>
          </table:table-cell>
          <table:table-cell table:style-name="ce5" table:formula="of:=([.C60]/[.B60])*100" office:value-type="float" office:value="67.741935483871" calcext:value-type="float">
            <text:p>67.74193548387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ea level rise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5" calcext:value-type="float">
            <text:p>25</text:p>
          </table:table-cell>
          <table:table-cell table:style-name="ce5" table:formula="of:=([.C61]/[.B61])*100" office:value-type="float" office:value="96.1538461538462" calcext:value-type="float">
            <text:p>96.1538461538462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ostitution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6" calcext:value-type="float">
            <text:p>16</text:p>
          </table:table-cell>
          <table:table-cell table:style-name="ce5" table:formula="of:=([.C62]/[.B62])*100" office:value-type="float" office:value="53.3333333333333" calcext:value-type="float">
            <text:p>5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trol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63]/[.B6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rnography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9" calcext:value-type="float">
            <text:p>9</text:p>
          </table:table-cell>
          <table:table-cell table:style-name="ce5" table:formula="of:=([.C64]/[.B64])*100" office:value-type="float" office:value="47.3684210526316" calcext:value-type="float">
            <text:p>47.3684210526316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x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2" calcext:value-type="float">
            <text:p>22</text:p>
          </table:table-cell>
          <table:table-cell table:style-name="ce5" table:formula="of:=([.C65]/[.B65])*100" office:value-type="float" office:value="73.3333333333333" calcext:value-type="float">
            <text:p>7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ubluxation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66]/[.B6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llegal drug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67]/[.B67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rut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formula="of:=([.C68]/[.B68])*100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formula="of:=([.C69]/[.B69])*100" office:value-type="float" office:value="88.8888888888889" calcext:value-type="float">
            <text:p>88.888888888888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iberalism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formula="of:=([.C70]/[.B70])*100" office:value-type="float" office:value="53.3333333333333" calcext:value-type="float">
            <text:p>5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lato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5" table:formula="of:=([.C71]/[.B71])*100" office:value-type="float" office:value="71.4285714285714" calcext:value-type="float">
            <text:p>71.428571428571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il drilling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5" table:formula="of:=([.C72]/[.B72])*100" office:value-type="float" office:value="83.3333333333333" calcext:value-type="float">
            <text:p>83.3333333333333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astern orthodoxy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73]/[.B7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lk radio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74]/[.B7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nsorship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8" calcext:value-type="float">
            <text:p>18</text:p>
          </table:table-cell>
          <table:table-cell table:style-name="ce5" table:formula="of:=([.C75]/[.B75])*100" office:value-type="float" office:value="69.2307692307692" calcext:value-type="float">
            <text:p>69.2307692307692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lympic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76]/[.B76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ltic revival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77]/[.B7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lack pow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78]/[.B7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ssil fue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79]/[.B7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ka gakkai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80]/[.B8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judas iscario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81]/[.B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([.C82]/[.B82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ikipedi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([.C83]/[.B83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fractional reserve bankin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84]/[.B84])*100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esport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85]/[.B8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ison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86]/[.B8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utoerotic asphyxiat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87]/[.B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88]/[.B88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ullfighti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89]/[.B8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ascis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([.C90]/[.B90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pus de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91]/[.B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igmund freu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92]/[.B9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depleted uraniu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93]/[.B9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919 world serie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94]/[.B9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dophilia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95]/[.B9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ormonis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96]/[.B9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97]/[.B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orld war i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98]/[.B9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istoricity of jesu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99]/[.B9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crate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00]/[.B10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rl ju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01]/[.B10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rnica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02]/[.B10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yspac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03]/[.B10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04]/[.B10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enatal care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05]/[.B10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glyphosate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06]/[.B1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7" table:number-columns-repeated="3"/>
          <table:table-cell table:style-name="ce5" table:formula="of:=AVERAGE([.D55:.D106])" office:value-type="float" office:value="68.6948033033417" calcext:value-type="float">
            <text:p>68.694803303341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rime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53" calcext:value-type="float">
            <text:p>53</text:p>
          </table:table-cell>
          <table:table-cell table:style-name="ce5" table:formula="of:=([.C108]/[.B108])*100" office:value-type="float" office:value="50.9615384615385" calcext:value-type="float">
            <text:p>50.961538461538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alcoholism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53" calcext:value-type="float">
            <text:p>53</text:p>
          </table:table-cell>
          <table:table-cell table:style-name="ce5" table:formula="of:=([.C109]/[.B109])*100" office:value-type="float" office:value="43.4426229508197" calcext:value-type="float">
            <text:p>43.442622950819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errorism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1" calcext:value-type="float">
            <text:p>31</text:p>
          </table:table-cell>
          <table:table-cell table:style-name="ce5" table:formula="of:=([.C110]/[.B110])*100" office:value-type="float" office:value="63.265306122449" calcext:value-type="float">
            <text:p>63.26530612244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llution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20" calcext:value-type="float">
            <text:p>120</text:p>
          </table:table-cell>
          <table:table-cell table:style-name="ce5" table:formula="of:=([.C111]/[.B111])*100" office:value-type="float" office:value="86.9565217391304" calcext:value-type="float">
            <text:p>86.956521739130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pita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6" calcext:value-type="float">
            <text:p>16</text:p>
          </table:table-cell>
          <table:table-cell table:style-name="ce5" table:formula="of:=([.C112]/[.B112])*100" office:value-type="float" office:value="38.0952380952381" calcext:value-type="float">
            <text:p>38.095238095238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lavery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5" table:formula="of:=([.C113]/[.B113])*100" office:value-type="float" office:value="54.8387096774194" calcext:value-type="float">
            <text:p>54.838709677419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ea level rise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4" calcext:value-type="float">
            <text:p>24</text:p>
          </table:table-cell>
          <table:table-cell table:style-name="ce5" table:formula="of:=([.C114]/[.B114])*100" office:value-type="float" office:value="92.3076923076923" calcext:value-type="float">
            <text:p>92.307692307692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ostitution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1" calcext:value-type="float">
            <text:p>11</text:p>
          </table:table-cell>
          <table:table-cell table:style-name="ce5" table:formula="of:=([.C115]/[.B115])*100" office:value-type="float" office:value="36.6666666666667" calcext:value-type="float">
            <text:p>3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tro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16]/[.B116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ornography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117]/[.B117])*100" office:value-type="float" office:value="21.0526315789474" calcext:value-type="float">
            <text:p>21.052631578947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x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5" calcext:value-type="float">
            <text:p>15</text:p>
          </table:table-cell>
          <table:table-cell table:style-name="ce5" table:formula="of:=([.C118]/[.B118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ublux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19]/[.B1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llegal drug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20]/[.B120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rut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formula="of:=([.C121]/[.B121])*100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formula="of:=([.C122]/[.B122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iberalism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formula="of:=([.C123]/[.B123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lato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formula="of:=([.C124]/[.B124])*100" office:value-type="float" office:value="85.7142857142857" calcext:value-type="float">
            <text:p>85.714285714285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il drilling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formula="of:=([.C125]/[.B125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astern orthodoxy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26]/[.B12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lk rad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27]/[.B1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nsorship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4" calcext:value-type="float">
            <text:p>14</text:p>
          </table:table-cell>
          <table:table-cell table:style-name="ce5" table:formula="of:=([.C128]/[.B128])*100" office:value-type="float" office:value="53.8461538461539" calcext:value-type="float">
            <text:p>53.8461538461539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lympic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([.C129]/[.B129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eltic reviv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30]/[.B130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lack pow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131]/[.B13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ssil fue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32]/[.B13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ka gakkai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33]/[.B13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judas iscario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34]/[.B1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35]/[.B1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ikipedi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([.C136]/[.B136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fractional reserve bankin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37]/[.B137])*100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esport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38]/[.B13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is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39]/[.B139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utoerotic asphyxiat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40]/[.B1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5" table:formula="of:=([.C141]/[.B14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ullfighti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42]/[.B14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ascis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([.C143]/[.B143])*100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pus de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44]/[.B1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igmund freu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45]/[.B14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depleted uraniu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46]/[.B14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919 world serie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47]/[.B14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edophili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48]/[.B1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ormonis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49]/[.B1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0]/[.B1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orld war i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5" table:formula="of:=([.C151]/[.B15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istoricity of jesu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2]/[.B1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ocrate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3]/[.B1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arl jung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54]/[.B15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fornica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55]/[.B15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yspac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6]/[.B1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" table:formula="of:=([.C157]/[.B15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enatal car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8]/[.B1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glyphosate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([.C159]/[.B1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formula="of:=AVERAGE([.D108:.D159])" office:value-type="float" office:value="50.7464237274425" calcext:value-type="float">
            <text:p>50.7464237274425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Recall average</text:p>
          </table:table-cell>
          <table:table-cell table:style-name="ce5" table:formula="of:=AVERAGE([.D107];[.D54];[.D160])" office:value-type="float" office:value="66.7630126298985" calcext:value-type="float">
            <text:p>66.7630126298985</text:p>
          </table:table-cell>
          <table:table-cell table:number-columns-repeated="1020"/>
        </table:table-row>
        <table:table-row table:style-name="ro1" table:number-rows-repeated="2">
          <table:table-cell table:style-name="ce6"/>
          <table:table-cell table:style-name="ce7" table:number-columns-repeated="2"/>
          <table:table-cell table:number-columns-repeated="1021"/>
        </table:table-row>
        <table:table-row table:style-name="ro5" table:number-rows-repeated="10484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rst Order (Fine-tuned alpaca-native)" table:style-name="ta2">
        <office:forms form:automatic-focus="false" form:apply-design-mode="false"/>
        <table:table-column table:style-name="co2" table:number-columns-repeated="3" table:default-cell-style-name="ce19"/>
        <table:table-column table:style-name="co2" table:default-cell-style-name="ce5"/>
        <table:table-row table:style-name="ro1"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total effects</text:p>
          </table:table-cell>
          <table:table-cell table:style-name="ce1" office:value-type="string" calcext:value-type="string">
            <text:p>recalled effects</text:p>
          </table:table-cell>
          <table:table-cell table:style-name="ce4" office:value-type="string" calcext:value-type="string">
            <text:p>recall percentage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formula="of:=([.C2]/[.B2])*100" office:value-type="float" office:value="86.5384615384616" calcext:value-type="float">
            <text:p>86.5384615384616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formula="of:=([.C3]/[.B3])*100" office:value-type="float" office:value="86.0655737704918" calcext:value-type="float">
            <text:p>86.0655737704918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([.C4]/[.B4])*100" office:value-type="float" office:value="91.8367346938776" calcext:value-type="float">
            <text:p>91.8367346938776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formula="of:=([.C5]/[.B5])*100" office:value-type="float" office:value="98.5507246376812" calcext:value-type="float">
            <text:p>98.550724637681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([.C6]/[.B6])*100" office:value-type="float" office:value="73.8095238095238" calcext:value-type="float">
            <text:p>73.8095238095238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C7]/[.B7])*100" office:value-type="float" office:value="96.7741935483871" calcext:value-type="float">
            <text:p>96.7741935483871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([.C8]/[.B8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C9]/[.B9])*100" office:value-type="float" office:value="76.6666666666667" calcext:value-type="float">
            <text:p>76.666666666666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0]/[.B10])*100"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([.C11]/[.B11])*100" office:value-type="float" office:value="63.1578947368421" calcext:value-type="float">
            <text:p>63.1578947368421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([.C12]/[.B12])*10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13]/[.B13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4]/[.B14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15]/[.B15])*100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16]/[.B16]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([.C17]/[.B17])*100" office:value-type="float" office:value="53.3333333333333" calcext:value-type="float">
            <text:p>53.3333333333333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C18]/[.B18])*100" office:value-type="float" office:value="71.4285714285714" calcext:value-type="float">
            <text:p>71.4285714285714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C19]/[.B19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]/[.B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]/[.B2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([.C22]/[.B22]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23]/[.B23])*100"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24]/[.B24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25]/[.B25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6]/[.B26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7]/[.B2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8]/[.B28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C29]/[.B29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0]/[.B30])*100" office:value-type="float" office:value="66.6666666666667" calcext:value-type="float">
            <text:p>66.6666666666667</text:p>
          </table:table-cell>
        </table:table-row>
        <table:table-row table:style-name="ro3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31]/[.B31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2]/[.B32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33]/[.B33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35]/[.B35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6]/[.B36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C37]/[.B3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8]/[.B38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9]/[.B39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epleted uraniu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0]/[.B40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1919 world seri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1]/[.B41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2]/[.B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3]/[.B43])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4]/[.B44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45]/[.B45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storicity of jes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6]/[.B46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7]/[.B4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8]/[.B48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9]/[.B49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50]/[.B50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51]/[.B51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2]/[.B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53]/[.B53])*100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3"/>
          <table:table-cell table:formula="of:=AVERAGE([.D2:.D53])" office:value-type="float" office:value="71.782530628726" calcext:value-type="float">
            <text:p>71.782530628726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table:formula="of:=([.C55]/[.B55])*100" office:value-type="float" office:value="64.4230769230769" calcext:value-type="float">
            <text:p>64.4230769230769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table:formula="of:=([.C56]/[.B56])*100" office:value-type="float" office:value="71.3114754098361" calcext:value-type="float">
            <text:p>71.3114754098361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([.C57]/[.B57])*100" office:value-type="float" office:value="59.1836734693878" calcext:value-type="float">
            <text:p>59.1836734693878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table:formula="of:=([.C58]/[.B58])*100" office:value-type="float" office:value="84.7826086956522" calcext:value-type="float">
            <text:p>84.782608695652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([.C59]/[.B59])*100" office:value-type="float" office:value="26.1904761904762" calcext:value-type="float">
            <text:p>26.1904761904762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([.C60]/[.B60])*100" office:value-type="float" office:value="77.4193548387097" calcext:value-type="float">
            <text:p>77.4193548387097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([.C61]/[.B61]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([.C62]/[.B62])*100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63]/[.B63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[.C64]/[.B64])*100"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([.C65]/[.B65])*10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66]/[.B6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67]/[.B67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68]/[.B68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([.C69]/[.B69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([.C70]/[.B70])*100"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C71]/[.B71])*100" office:value-type="float" office:value="85.7142857142857" calcext:value-type="float">
            <text:p>85.7142857142857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72]/[.B72])*100" office:value-type="float" office:value="66.6666666666667" calcext:value-type="float">
            <text:p>66.6666666666667</text:p>
          </table:table-cell>
        </table:table-row>
        <table:table-row table:style-name="ro2">
          <table:table-cell office:value-type="string" calcext:value-type="string">
            <text:p>eastern orthodox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3]/[.B73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4]/[.B74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([.C75]/[.B75])*100" office:value-type="float" office:value="46.1538461538462" calcext:value-type="float">
            <text:p>46.1538461538462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C76]/[.B76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77]/[.B7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78]/[.B78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79]/[.B7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80]/[.B80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1]/[.B81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C82]/[.B82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83]/[.B83])*100" office:value-type="float" office:value="66.6666666666667" calcext:value-type="float">
            <text:p>66.6666666666667</text:p>
          </table:table-cell>
        </table:table-row>
        <table:table-row table:style-name="ro3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84]/[.B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85]/[.B85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86]/[.B86])*100" office:value-type="float" office:value="33.3333333333333" calcext:value-type="float">
            <text:p>33.3333333333333</text:p>
          </table:table-cell>
        </table:table-row>
        <table:table-row table:style-name="ro2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7]/[.B87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88]/[.B88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9]/[.B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90]/[.B90])*10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1]/[.B91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2]/[.B92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epleted uraniu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3]/[.B93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4]/[.B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5]/[.B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6]/[.B96])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7]/[.B9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98]/[.B98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9]/[.B9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0]/[.B1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1]/[.B10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2]/[.B102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3]/[.B103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4]/[.B104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5]/[.B1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6]/[.B106])*100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3"/>
          <table:table-cell table:formula="of:=AVERAGE([.D55:.D106])" office:value-type="float" office:value="45.9061945621794" calcext:value-type="float">
            <text:p>45.9061945621794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table:formula="of:=([.C108]/[.B108])*100" office:value-type="float" office:value="27.8846153846154" calcext:value-type="float">
            <text:p>27.8846153846154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table:formula="of:=AVERAGE([.D56:.D108])" office:value-type="float" office:value="45.2167896274914" calcext:value-type="float">
            <text:p>45.2167896274914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([.C110]/[.B110])*100" office:value-type="float" office:value="42.8571428571429" calcext:value-type="float">
            <text:p>42.8571428571429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table:formula="of:=([.C111]/[.B111])*100" office:value-type="float" office:value="73.1884057971015" calcext:value-type="float">
            <text:p>73.1884057971015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([.C112]/[.B112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([.C113]/[.B113])*100" office:value-type="float" office:value="58.0645161290323" calcext:value-type="float">
            <text:p>58.0645161290323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C114]/[.B114])*100" office:value-type="float" office:value="80.7692307692308" calcext:value-type="float">
            <text:p>80.7692307692308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C115]/[.B115])*100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16]/[.B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[.C117]/[.B117])*100"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([.C118]/[.B118])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119]/[.B119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20]/[.B120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C121]/[.B121])*100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([.C122]/[.B122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([.C123]/[.B123])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[.C124]/[.B124])*100" office:value-type="float" office:value="42.8571428571429" calcext:value-type="float">
            <text:p>42.8571428571429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125]/[.B125])*100" office:value-type="float" office:value="66.6666666666667" calcext:value-type="float">
            <text:p>66.6666666666667</text:p>
          </table:table-cell>
        </table:table-row>
        <table:table-row table:style-name="ro2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26]/[.B12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27]/[.B12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([.C128]/[.B128])*100" office:value-type="float" office:value="30.7692307692308" calcext:value-type="float">
            <text:p>30.7692307692308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129]/[.B129])*100"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30]/[.B130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31]/[.B131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32]/[.B132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33]/[.B133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34]/[.B134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35]/[.B13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36]/[.B136])*100" office:value-type="float" office:value="66.6666666666667" calcext:value-type="float">
            <text:p>66.6666666666667</text:p>
          </table:table-cell>
        </table:table-row>
        <table:table-row table:style-name="ro3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137]/[.B1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38]/[.B138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139]/[.B139])*100" office:value-type="float" office:value="33.3333333333333" calcext:value-type="float">
            <text:p>33.3333333333333</text:p>
          </table:table-cell>
        </table:table-row>
        <table:table-row table:style-name="ro2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0]/[.B140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41]/[.B141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42]/[.B142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143]/[.B143])*10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4]/[.B144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45]/[.B145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6]/[.B146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19 world seri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47]/[.B14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8]/[.B1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9]/[.B149])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0]/[.B150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51]/[.B151])*100" office:value-type="float" office:value="66.6666666666667" calcext:value-type="float">
            <text:p>66.6666666666667</text:p>
          </table:table-cell>
        </table:table-row>
        <table:table-row table:style-name="ro2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2]/[.B1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3]/[.B15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4]/[.B15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5]/[.B155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6]/[.B156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7]/[.B15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8]/[.B15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59]/[.B159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108:.D159])" office:value-type="float" office:value="41.4975526606036" calcext:value-type="float">
            <text:p>41.4975526606036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verage Recall percentage</text:p>
          </table:table-cell>
          <table:table-cell table:formula="of:=SUM([.D54];[.D107];[.D160])/3" office:value-type="float" office:value="53.0620926171697" calcext:value-type="float">
            <text:p>53.062092617169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Default"/>
        </table:table-row>
      </table:table>
      <table:table table:name="Cause (alpaca-native)" table:style-name="ta3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21" table:default-cell-style-name="Default"/>
        <table:table-row table:style-name="ro6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uper bowl xxxvii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2]/[.B2])*100" office:value-type="float" office:value="20" calcext:value-type="float">
            <text:p>2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olympic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3]/[.B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golf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4]/[.B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lavery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0" calcext:value-type="float">
            <text:p>20</text:p>
          </table:table-cell>
          <table:table-cell table:style-name="ce10" table:formula="of:=([.C5]/[.B5])*100" office:value-type="float" office:value="71.4285714285714" calcext:value-type="float">
            <text:p>71.4285714285714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0" table:formula="of:=([.C6]/[.B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lack powe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7]/[.B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ascism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1" calcext:value-type="float">
            <text:p>11</text:p>
          </table:table-cell>
          <table:table-cell table:style-name="ce10" table:formula="of:=([.C8]/[.B8])*100" office:value-type="float" office:value="84.6153846153846" calcext:value-type="float">
            <text:p>84.6153846153846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apitalism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0" table:formula="of:=([.C9]/[.B9])*100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occupy wall street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0" table:formula="of:=([.C10]/[.B1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errorism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6" calcext:value-type="float">
            <text:p>26</text:p>
          </table:table-cell>
          <table:table-cell table:style-name="ce10" table:formula="of:=([.C11]/[.B11])*100" office:value-type="float" office:value="81.25" calcext:value-type="float">
            <text:p>81.2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liberalism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0" table:formula="of:=([.C12]/[.B12])*100" office:value-type="float" office:value="42.8571428571429" calcext:value-type="float">
            <text:p>42.8571428571429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judas iscario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ensorship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3" calcext:value-type="float">
            <text:p>13</text:p>
          </table:table-cell>
          <table:table-cell table:style-name="ce10" table:formula="of:=([.C14]/[.B14])*100" office:value-type="float" office:value="86.6666666666667" calcext:value-type="float">
            <text:p>86.6666666666667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15]/[.B1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dophili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ornic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17]/[.B17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ostitution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" calcext:value-type="float">
            <text:p>18</text:p>
          </table:table-cell>
          <table:table-cell table:style-name="ce10" table:formula="of:=([.C18]/[.B18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rnograph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19]/[.B19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ubluxation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table:formula="of:=([.C20]/[.B2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warburg hypothesi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21]/[.B21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alcoho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38" calcext:value-type="float">
            <text:p>38</text:p>
          </table:table-cell>
          <table:table-cell table:style-name="ce10" table:formula="of:=([.C22]/[.B22])*100" office:value-type="float" office:value="90.4761904761905" calcext:value-type="float">
            <text:p>90.4761904761905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sex differences in psychology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23]/[.B2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24]/[.B2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llution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84" calcext:value-type="float">
            <text:p>184</text:p>
          </table:table-cell>
          <table:table-cell table:style-name="ce10" table:formula="of:=([.C25]/[.B25])*100" office:value-type="float" office:value="96.8421052631579" calcext:value-type="float">
            <text:p>96.8421052631579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0" table:formula="of:=([.C26]/[.B2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ea level rise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0" table:formula="of:=([.C27]/[.B27])*100" office:value-type="float" office:value="92.8571428571429" calcext:value-type="float">
            <text:p>92.8571428571429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tr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napst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table:formula="of:=([.C29]/[.B2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p punk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30]/[.B3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ullfightin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31]/[.B31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igmund freu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rime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86" calcext:value-type="float">
            <text:p>86</text:p>
          </table:table-cell>
          <table:table-cell table:style-name="ce10" table:formula="of:=([.C33]/[.B33])*100" office:value-type="float" office:value="76.7857142857143" calcext:value-type="float">
            <text:p>76.7857142857143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ax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35]/[.B3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illegal drug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36]/[.B36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iso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0" table:formula="of:=([.C37]/[.B37])*100" office:value-type="float" office:value="90.9090909090909" calcext:value-type="float">
            <text:p>90.9090909090909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ruth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9" calcext:value-type="float">
            <text:p>9</text:p>
          </table:table-cell>
          <table:table-cell table:style-name="ce10" table:formula="of:=([.C38]/[.B38])*100" office:value-type="float" office:value="81.8181818181818" calcext:value-type="float">
            <text:p>81.8181818181818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lat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7" table:number-columns-repeated="3"/>
          <table:table-cell table:style-name="ce10" table:formula="of:=AVERAGE([.D2:.D39])" office:value-type="float" office:value="66.5747243292257" calcext:value-type="float">
            <text:p>66.5747243292257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uper bowl xxxvii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0" table:formula="of:=([.C41]/[.B41])*100" office:value-type="float" office:value="60" calcext:value-type="float">
            <text:p>6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olympic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golf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43]/[.B4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lavery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1" calcext:value-type="float">
            <text:p>11</text:p>
          </table:table-cell>
          <table:table-cell table:style-name="ce10" table:formula="of:=([.C44]/[.B44])*100" office:value-type="float" office:value="39.2857142857143" calcext:value-type="float">
            <text:p>39.2857142857143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0" table:formula="of:=([.C45]/[.B45])*100" office:value-type="float" office:value="75" calcext:value-type="float">
            <text:p>7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lack powe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ascism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7" calcext:value-type="float">
            <text:p>7</text:p>
          </table:table-cell>
          <table:table-cell table:style-name="ce10" table:formula="of:=([.C47]/[.B47])*100" office:value-type="float" office:value="53.8461538461539" calcext:value-type="float">
            <text:p>53.8461538461539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apitalism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0" table:formula="of:=([.C48]/[.B48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occupy wall stre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49]/[.B49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errorism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7" calcext:value-type="float">
            <text:p>17</text:p>
          </table:table-cell>
          <table:table-cell table:style-name="ce10" table:formula="of:=([.C50]/[.B50])*100" office:value-type="float" office:value="53.125" calcext:value-type="float">
            <text:p>53.12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liberalism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0" table:formula="of:=([.C51]/[.B51])*100" office:value-type="float" office:value="57.1428571428571" calcext:value-type="float">
            <text:p>57.1428571428571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judas iscario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52]/[.B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ensorship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" calcext:value-type="float">
            <text:p>10</text:p>
          </table:table-cell>
          <table:table-cell table:style-name="ce10" table:formula="of:=([.C53]/[.B53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54]/[.B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dophili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55]/[.B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ornic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56]/[.B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ostitution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0" table:formula="of:=([.C57]/[.B57])*100" office:value-type="float" office:value="22.2222222222222" calcext:value-type="float">
            <text:p>22.2222222222222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rnograph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58]/[.B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ubluxation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table:formula="of:=([.C59]/[.B5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warburg hypothesi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60]/[.B6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alcoho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38" calcext:value-type="float">
            <text:p>38</text:p>
          </table:table-cell>
          <table:table-cell table:style-name="ce10" table:formula="of:=([.C61]/[.B61])*100" office:value-type="float" office:value="90.4761904761905" calcext:value-type="float">
            <text:p>90.4761904761905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sex differences in psychology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62]/[.B6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63]/[.B6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llution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74" calcext:value-type="float">
            <text:p>174</text:p>
          </table:table-cell>
          <table:table-cell table:style-name="ce10" table:formula="of:=([.C64]/[.B64])*100" office:value-type="float" office:value="91.5789473684211" calcext:value-type="float">
            <text:p>91.5789473684211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0" table:formula="of:=([.C65]/[.B6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ea level rise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10" table:formula="of:=([.C66]/[.B66])*100" office:value-type="float" office:value="78.5714285714286" calcext:value-type="float">
            <text:p>78.5714285714286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tr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67]/[.B6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napst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table:formula="of:=([.C68]/[.B6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p punk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69]/[.B6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ullfightin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70]/[.B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igmund freu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71]/[.B71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rime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57" calcext:value-type="float">
            <text:p>57</text:p>
          </table:table-cell>
          <table:table-cell table:style-name="ce10" table:formula="of:=([.C72]/[.B72])*100" office:value-type="float" office:value="50.8928571428571" calcext:value-type="float">
            <text:p>50.8928571428571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73]/[.B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ax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74]/[.B74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illegal drug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75]/[.B75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iso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0" table:formula="of:=([.C76]/[.B76])*100" office:value-type="float" office:value="72.7272727272727" calcext:value-type="float">
            <text:p>72.7272727272727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ruth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9" calcext:value-type="float">
            <text:p>9</text:p>
          </table:table-cell>
          <table:table-cell table:style-name="ce10" table:formula="of:=([.C77]/[.B77])*100" office:value-type="float" office:value="81.8181818181818" calcext:value-type="float">
            <text:p>81.8181818181818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lato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78]/[.B7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7" table:number-columns-repeated="3"/>
          <table:table-cell table:style-name="ce10" table:formula="of:=AVERAGE([.D41:.D78])" office:value-type="float" office:value="55.5268462877535" calcext:value-type="float">
            <text:p>55.5268462877535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uper bowl xxxvii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80]/[.B80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olympic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81]/[.B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golf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82]/[.B8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lavery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9" calcext:value-type="float">
            <text:p>9</text:p>
          </table:table-cell>
          <table:table-cell table:style-name="ce10" table:formula="of:=([.C83]/[.B83])*100" office:value-type="float" office:value="32.1428571428571" calcext:value-type="float">
            <text:p>32.1428571428571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armenian genocide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84]/[.B84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lack powe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85]/[.B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ascism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86]/[.B86])*100" office:value-type="float" office:value="15.3846153846154" calcext:value-type="float">
            <text:p>15.3846153846154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apitalism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87]/[.B87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occupy wall stre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table:formula="of:=([.C88]/[.B88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errorism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4" calcext:value-type="float">
            <text:p>14</text:p>
          </table:table-cell>
          <table:table-cell table:style-name="ce10" table:formula="of:=([.C89]/[.B89])*100" office:value-type="float" office:value="43.75" calcext:value-type="float">
            <text:p>43.7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liberalism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90]/[.B90])*100" office:value-type="float" office:value="14.2857142857143" calcext:value-type="float">
            <text:p>14.285714285714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judas iscario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91]/[.B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ensorship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7" calcext:value-type="float">
            <text:p>7</text:p>
          </table:table-cell>
          <table:table-cell table:style-name="ce10" table:formula="of:=([.C92]/[.B92])*100" office:value-type="float" office:value="46.6666666666667" calcext:value-type="float">
            <text:p>46.6666666666667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federal communications commi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93]/[.B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dophili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94]/[.B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fornic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95]/[.B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ostitution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10" table:formula="of:=([.C96]/[.B96])*100" office:value-type="float" office:value="18.5185185185185" calcext:value-type="float">
            <text:p>18.518518518518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rnograph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97]/[.B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ubluxatio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98]/[.B98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warburg hypothesi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99]/[.B99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alcoholism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5" calcext:value-type="float">
            <text:p>25</text:p>
          </table:table-cell>
          <table:table-cell table:style-name="ce10" table:formula="of:=([.C100]/[.B100])*100" office:value-type="float" office:value="59.5238095238095" calcext:value-type="float">
            <text:p>59.5238095238095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sex differences in psychology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01]/[.B1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uman evolutio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102]/[.B10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llution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32" calcext:value-type="float">
            <text:p>132</text:p>
          </table:table-cell>
          <table:table-cell table:style-name="ce10" table:formula="of:=([.C103]/[.B103])*100" office:value-type="float" office:value="69.4736842105263" calcext:value-type="float">
            <text:p>69.4736842105263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nergy consumption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0" table:formula="of:=([.C104]/[.B104])*100" office:value-type="float" office:value="71.4285714285714" calcext:value-type="float">
            <text:p>71.4285714285714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ea level rise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style-name="ce10" table:formula="of:=([.C105]/[.B105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etr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06]/[.B1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napster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table:formula="of:=([.C107]/[.B10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op punk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08]/[.B1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bullfightin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09]/[.B1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sigmund freu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110]/[.B11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rime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27" calcext:value-type="float">
            <text:p>27</text:p>
          </table:table-cell>
          <table:table-cell table:style-name="ce10" table:formula="of:=([.C111]/[.B111])*100" office:value-type="float" office:value="24.1071428571429" calcext:value-type="float">
            <text:p>24.1071428571429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w enforcemen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12]/[.B1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ax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table:formula="of:=([.C113]/[.B11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illegal drug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C114]/[.B114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riso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0" table:formula="of:=([.C115]/[.B115])*100" office:value-type="float" office:value="45.4545454545455" calcext:value-type="float">
            <text:p>45.454545454545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truth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0" table:formula="of:=([.C116]/[.B116])*100" office:value-type="float" office:value="45.4545454545455" calcext:value-type="float">
            <text:p>45.4545454545455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plat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formula="of:=([.C117]/[.B1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0" table:formula="of:=AVERAGE([.D80:.D117])" office:value-type="float" office:value="34.7243159016012" calcext:value-type="float">
            <text:p>34.7243159016012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9" office:value-type="string" calcext:value-type="string">
            <text:p>Recall percentage</text:p>
          </table:table-cell>
          <table:table-cell table:style-name="ce10" table:formula="of:=SUM([.D40];[.D79];[.D118])/3" office:value-type="float" office:value="52.2752955061935" calcext:value-type="float">
            <text:p>52.2752955061935</text:p>
          </table:table-cell>
          <table:table-cell table:number-columns-repeated="1020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use (Fine-tuned alpaca.native)" table:style-name="ta2">
        <office:forms form:automatic-focus="false" form:apply-design-mode="false"/>
        <table:table-column table:style-name="co2" table:number-columns-repeated="3" table:default-cell-style-name="ce19"/>
        <table:table-column table:style-name="co2" table:default-cell-style-name="ce10"/>
        <table:table-row table:style-name="ro6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</table:table-row>
        <table:table-row table:style-name="ro2">
          <table:table-cell office:value-type="string" calcext:value-type="string">
            <text:p>super bowl xxxvii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2]/[.B2])*100" office:value-type="float" office:value="80" calcext:value-type="float">
            <text:p>80</text:p>
          </table:table-cell>
        </table:table-row>
        <table:table-row table:style-name="ro6">
          <table:table-cell office:value-type="string" calcext:value-type="string">
            <text:p>olym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]/[.B3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ol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]/[.B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lavery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([.C5]/[.B5])*100" office:value-type="float" office:value="85.7142857142857" calcext:value-type="float">
            <text:p>85.7142857142857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6]/[.B6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lack pow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]/[.B7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fascism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8]/[.B8])*100" office:value-type="float" office:value="92.3076923076923" calcext:value-type="float">
            <text:p>92.3076923076923</text:p>
          </table:table-cell>
        </table:table-row>
        <table:table-row table:style-name="ro6">
          <table:table-cell office:value-type="string" calcext:value-type="string">
            <text:p>capitalis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C9]/[.B9])*100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occupy wall stre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0]/[.B10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terrorism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C11]/[.B11])*100" office:value-type="float" office:value="84.375" calcext:value-type="float">
            <text:p>84.375</text:p>
          </table:table-cell>
        </table:table-row>
        <table:table-row table:style-name="ro6">
          <table:table-cell office:value-type="string" calcext:value-type="string">
            <text:p>liberalis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C12]/[.B12])*100" office:value-type="float" office:value="85.7142857142857" calcext:value-type="float">
            <text:p>85.7142857142857</text:p>
          </table:table-cell>
        </table:table-row>
        <table:table-row table:style-name="ro6">
          <table:table-cell office:value-type="string" calcext:value-type="string">
            <text:p>judas iscari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3]/[.B1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censorship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C14]/[.B14])*100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]/[.B1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edophi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16]/[.B16])*100"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fornic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7]/[.B17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ostitutio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([.C18]/[.B18])*100" office:value-type="float" office:value="74.0740740740741" calcext:value-type="float">
            <text:p>74.0740740740741</text:p>
          </table:table-cell>
        </table:table-row>
        <table:table-row table:style-name="ro6"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9]/[.B19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ublux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20]/[.B20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arburg hypothes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1]/[.B21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alcoholis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([.C22]/[.B22])*100" office:value-type="float" office:value="95.2380952380952" calcext:value-type="float">
            <text:p>95.2380952380952</text:p>
          </table:table-cell>
        </table:table-row>
        <table:table-row table:style-name="ro3">
          <table:table-cell office:value-type="string" calcext:value-type="string">
            <text:p>sex differences in psycholog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3]/[.B23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4]/[.B2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llution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table:formula="of:=([.C25]/[.B25])*100" office:value-type="float" office:value="96.3157894736842" calcext:value-type="float">
            <text:p>96.3157894736842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C26]/[.B26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ea level ris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C27]/[.B27])*100" office:value-type="float" office:value="92.8571428571429" calcext:value-type="float">
            <text:p>92.8571428571429</text:p>
          </table:table-cell>
        </table:table-row>
        <table:table-row table:style-name="ro6">
          <table:table-cell office:value-type="string" calcext:value-type="string">
            <text:p>petro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8]/[.B2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napst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29]/[.B29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p pu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0]/[.B30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ullfigh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31]/[.B31])*100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2]/[.B32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crime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([.C33]/[.B33])*100" office:value-type="float" office:value="83.9285714285714" calcext:value-type="float">
            <text:p>83.9285714285714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a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5]/[.B3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illegal dru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6]/[.B36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iso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C37]/[.B37])*100" office:value-type="float" office:value="90.9090909090909" calcext:value-type="float">
            <text:p>90.9090909090909</text:p>
          </table:table-cell>
        </table:table-row>
        <table:table-row table:style-name="ro6">
          <table:table-cell office:value-type="string" calcext:value-type="string">
            <text:p>truth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38]/[.B3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la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9]/[.B39])*100" office:value-type="float" office:value="100" calcext:value-type="float">
            <text:p>100</text:p>
          </table:table-cell>
        </table:table-row>
        <table:table-row table:style-name="ro6">
          <table:table-cell table:style-name="ce17" table:number-columns-repeated="3"/>
          <table:table-cell table:formula="of:=AVERAGE([.D2:.D39])" office:value-type="float" office:value="80.8710709048313" calcext:value-type="float">
            <text:p>80.8710709048313</text:p>
          </table:table-cell>
        </table:table-row>
        <table:table-row table:style-name="ro2">
          <table:table-cell office:value-type="string" calcext:value-type="string">
            <text:p>super bowl xxxvii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41]/[.B41])*100" office:value-type="float" office:value="80" calcext:value-type="float">
            <text:p>80</text:p>
          </table:table-cell>
        </table:table-row>
        <table:table-row table:style-name="ro6">
          <table:table-cell office:value-type="string" calcext:value-type="string">
            <text:p>olym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2]/[.B42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ol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3]/[.B4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lavery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([.C44]/[.B44])*100" office:value-type="float" office:value="85.7142857142857" calcext:value-type="float">
            <text:p>85.7142857142857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45]/[.B4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lack pow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6]/[.B46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fascism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47]/[.B47])*100" office:value-type="float" office:value="92.3076923076923" calcext:value-type="float">
            <text:p>92.3076923076923</text:p>
          </table:table-cell>
        </table:table-row>
        <table:table-row table:style-name="ro6">
          <table:table-cell office:value-type="string" calcext:value-type="string">
            <text:p>capitalism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48]/[.B48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ccupy wall stree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49]/[.B49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terrorism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([.C50]/[.B50])*100" office:value-type="float" office:value="87.5" calcext:value-type="float">
            <text:p>87.5</text:p>
          </table:table-cell>
        </table:table-row>
        <table:table-row table:style-name="ro6">
          <table:table-cell office:value-type="string" calcext:value-type="string">
            <text:p>liberalis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C51]/[.B51])*100" office:value-type="float" office:value="85.7142857142857" calcext:value-type="float">
            <text:p>85.7142857142857</text:p>
          </table:table-cell>
        </table:table-row>
        <table:table-row table:style-name="ro6">
          <table:table-cell office:value-type="string" calcext:value-type="string">
            <text:p>judas iscari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52]/[.B52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censorship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C53]/[.B53])*100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54]/[.B5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edophi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55]/[.B55])*100"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fornic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56]/[.B56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ostitutio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([.C57]/[.B57])*100" office:value-type="float" office:value="77.7777777777778" calcext:value-type="float">
            <text:p>77.7777777777778</text:p>
          </table:table-cell>
        </table:table-row>
        <table:table-row table:style-name="ro6"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58]/[.B58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ublux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59]/[.B59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arburg hypothes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0]/[.B60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alcoholism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([.C61]/[.B61])*100" office:value-type="float" office:value="97.6190476190476" calcext:value-type="float">
            <text:p>97.6190476190476</text:p>
          </table:table-cell>
        </table:table-row>
        <table:table-row table:style-name="ro3">
          <table:table-cell office:value-type="string" calcext:value-type="string">
            <text:p>sex differences in psycholog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2]/[.B62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3]/[.B6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llution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formula="of:=([.C64]/[.B64])*100" office:value-type="float" office:value="97.3684210526316" calcext:value-type="float">
            <text:p>97.3684210526316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C65]/[.B6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ea level ris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C66]/[.B66])*100" office:value-type="float" office:value="92.8571428571429" calcext:value-type="float">
            <text:p>92.8571428571429</text:p>
          </table:table-cell>
        </table:table-row>
        <table:table-row table:style-name="ro6">
          <table:table-cell office:value-type="string" calcext:value-type="string">
            <text:p>petro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7]/[.B67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napst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68]/[.B6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p pu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9]/[.B69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ullfigh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70]/[.B70])*100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71]/[.B71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crime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formula="of:=([.C72]/[.B72])*100" office:value-type="float" office:value="86.6071428571429" calcext:value-type="float">
            <text:p>86.6071428571429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73]/[.B73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a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4]/[.B7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illegal dru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75]/[.B75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iso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C76]/[.B76])*100" office:value-type="float" office:value="90.9090909090909" calcext:value-type="float">
            <text:p>90.9090909090909</text:p>
          </table:table-cell>
        </table:table-row>
        <table:table-row table:style-name="ro6">
          <table:table-cell office:value-type="string" calcext:value-type="string">
            <text:p>truth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77]/[.B77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la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8]/[.B78])*100" office:value-type="float" office:value="100" calcext:value-type="float">
            <text:p>100</text:p>
          </table:table-cell>
        </table:table-row>
        <table:table-row table:style-name="ro6">
          <table:table-cell table:style-name="ce17" table:number-columns-repeated="3"/>
          <table:table-cell table:formula="of:=AVERAGE([.D41:.D78])" office:value-type="float" office:value="82.3519707055026" calcext:value-type="float">
            <text:p>82.3519707055026</text:p>
          </table:table-cell>
        </table:table-row>
        <table:table-row table:style-name="ro2">
          <table:table-cell office:value-type="string" calcext:value-type="string">
            <text:p>super bowl xxxvii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80]/[.B80])*100" office:value-type="float" office:value="80" calcext:value-type="float">
            <text:p>80</text:p>
          </table:table-cell>
        </table:table-row>
        <table:table-row table:style-name="ro6">
          <table:table-cell office:value-type="string" calcext:value-type="string">
            <text:p>olym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1]/[.B81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ol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82]/[.B82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lavery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([.C83]/[.B83])*100" office:value-type="float" office:value="85.7142857142857" calcext:value-type="float">
            <text:p>85.7142857142857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84]/[.B8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lack pow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85]/[.B8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fascism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C86]/[.B86])*100" office:value-type="float" office:value="92.3076923076923" calcext:value-type="float">
            <text:p>92.3076923076923</text:p>
          </table:table-cell>
        </table:table-row>
        <table:table-row table:style-name="ro6">
          <table:table-cell office:value-type="string" calcext:value-type="string">
            <text:p>capitalism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87]/[.B87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ccupy wall stree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88]/[.B8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terrorism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([.C89]/[.B89])*100" office:value-type="float" office:value="87.5" calcext:value-type="float">
            <text:p>87.5</text:p>
          </table:table-cell>
        </table:table-row>
        <table:table-row table:style-name="ro6">
          <table:table-cell office:value-type="string" calcext:value-type="string">
            <text:p>liberalis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C90]/[.B90])*100" office:value-type="float" office:value="85.7142857142857" calcext:value-type="float">
            <text:p>85.7142857142857</text:p>
          </table:table-cell>
        </table:table-row>
        <table:table-row table:style-name="ro6">
          <table:table-cell office:value-type="string" calcext:value-type="string">
            <text:p>judas iscari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91]/[.B91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censorship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C92]/[.B92])*100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3]/[.B9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edophi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94]/[.B94])*100"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fornic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95]/[.B95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ostitutio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([.C96]/[.B96])*100" office:value-type="float" office:value="77.7777777777778" calcext:value-type="float">
            <text:p>77.7777777777778</text:p>
          </table:table-cell>
        </table:table-row>
        <table:table-row table:style-name="ro6"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97]/[.B9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ublux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98]/[.B98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arburg hypothes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9]/[.B99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alcoholism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([.C100]/[.B100])*100" office:value-type="float" office:value="97.6190476190476" calcext:value-type="float">
            <text:p>97.6190476190476</text:p>
          </table:table-cell>
        </table:table-row>
        <table:table-row table:style-name="ro3">
          <table:table-cell office:value-type="string" calcext:value-type="string">
            <text:p>sex differences in psycholog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1]/[.B101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2]/[.B102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llution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formula="of:=([.C103]/[.B103])*100" office:value-type="float" office:value="97.3684210526316" calcext:value-type="float">
            <text:p>97.3684210526316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C104]/[.B104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ea level ris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C105]/[.B105])*100" office:value-type="float" office:value="92.8571428571429" calcext:value-type="float">
            <text:p>92.8571428571429</text:p>
          </table:table-cell>
        </table:table-row>
        <table:table-row table:style-name="ro6">
          <table:table-cell office:value-type="string" calcext:value-type="string">
            <text:p>petro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6]/[.B106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napst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07]/[.B107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op pu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8]/[.B10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ullfigh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09]/[.B109])*100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10]/[.B110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crime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formula="of:=([.C111]/[.B111])*100" office:value-type="float" office:value="86.6071428571429" calcext:value-type="float">
            <text:p>86.6071428571429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12]/[.B112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a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13]/[.B11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illegal dru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114]/[.B114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iso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C115]/[.B115])*100" office:value-type="float" office:value="90.9090909090909" calcext:value-type="float">
            <text:p>90.9090909090909</text:p>
          </table:table-cell>
        </table:table-row>
        <table:table-row table:style-name="ro6">
          <table:table-cell office:value-type="string" calcext:value-type="string">
            <text:p>truth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116]/[.B116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la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17]/[.B117])*100" office:value-type="float" office:value="100" calcext:value-type="float">
            <text:p>100</text:p>
          </table:table-cell>
        </table:table-row>
        <table:table-row table:style-name="ro6">
          <table:table-cell table:style-name="Default" table:number-columns-repeated="3"/>
          <table:table-cell table:formula="of:=AVERAGE([.D80:.D117])" office:value-type="float" office:value="82.3519707055026" calcext:value-type="float">
            <text:p>82.3519707055026</text:p>
          </table:table-cell>
        </table:table-row>
        <table:table-row table:style-name="ro6">
          <table:table-cell table:style-name="Default" table:number-columns-repeated="2"/>
          <table:table-cell table:style-name="Default" office:value-type="string" calcext:value-type="string">
            <text:p>Recall percentage</text:p>
          </table:table-cell>
          <table:table-cell table:formula="of:=SUM([.D40];[.D79];[.D118])/3" office:value-type="float" office:value="81.8583374386121" calcext:value-type="float">
            <text:p>81.8583374386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50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1">
      <number:month/>
      <number:text>/</number:text>
      <number:day/>
      <number:text>/</number:text>
      <number:year number:style="long"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 </number:text>
      <number:am-pm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lpaca-native" style:display-name="PageStyle_alpaca-nativ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_20_of_20_Precursor" style:display-name="PageStyle_Copy of Precurs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08:06:43.263479618</dc:date>
    <meta:editing-duration>PT3H51M1S</meta:editing-duration>
    <meta:editing-cycles>11</meta:editing-cycles>
    <meta:generator>LibreOffice/7.3.7.2$Linux_X86_64 LibreOffice_project/30$Build-2</meta:generator>
    <meta:document-statistic meta:table-count="4" meta:cell-count="2196" meta:object-count="0"/>
  </office:meta>
</office:document-meta>
</file>